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204.21mm" svg:y="1mm">
            <loext:p draw:notify-on-update-of-ranges="Feuille1.H1:Feuille1.H40 Feuille1.I1:Feuille1.I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3.26415094339623" calcext:value-type="float">
            <text:p>3.2641509434</text:p>
          </table:table-cell>
          <table:table-cell table:number-columns-repeated="5"/>
          <table:table-cell table:number-columns-repeated="2" office:value-type="float" office:value="3.26415094339623" calcext:value-type="float">
            <text:p>3.2641509434</text:p>
          </table:table-cell>
        </table:table-row>
        <table:table-row table:style-name="ro1">
          <table:table-cell office:value-type="float" office:value="4.09433962264151" calcext:value-type="float">
            <text:p>4.0943396226</text:p>
          </table:table-cell>
          <table:table-cell office:value-type="float" office:value="3.86792452830189" calcext:value-type="float">
            <text:p>3.867924528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.26415094339623" calcext:value-type="float">
            <text:p>3.26415094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.35471698113207" calcext:value-type="float">
            <text:p>3.3547169811</text:p>
          </table:table-cell>
          <table:table-cell/>
        </table:table-row>
        <table:table-row table:style-name="ro1">
          <table:table-cell table:number-columns-repeated="2" office:value-type="float" office:value="3.35471698113207" calcext:value-type="float">
            <text:p>3.3547169811</text:p>
          </table:table-cell>
          <table:table-cell/>
          <table:table-cell office:value-type="float" office:value="4.09433962264151" calcext:value-type="float">
            <text:p>4.09433962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.93584905660377" calcext:value-type="float">
            <text:p>3.9358490566</text:p>
          </table:table-cell>
          <table:table-cell office:value-type="float" office:value="3.00754716981132" calcext:value-type="float">
            <text:p>3.0075471698</text:p>
          </table:table-cell>
          <table:table-cell/>
          <table:table-cell office:value-type="float" office:value="3.26415094339623" calcext:value-type="float">
            <text:p>3.26415094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86792452830189" calcext:value-type="float">
            <text:p>3.867924528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44528301886792" calcext:value-type="float">
            <text:p>3.44528301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.44528301886792" calcext:value-type="float">
            <text:p>3.4452830189</text:p>
          </table:table-cell>
          <table:table-cell/>
          <table:table-cell office:value-type="float" office:value="3.56603773584906" calcext:value-type="float">
            <text:p>3.566037735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.77735849056604" calcext:value-type="float">
            <text:p>3.7773584906</text:p>
          </table:table-cell>
          <table:table-cell office:value-type="float" office:value="2.14716981132075" calcext:value-type="float">
            <text:p>2.1471698113</text:p>
          </table:table-cell>
          <table:table-cell/>
          <table:table-cell office:value-type="float" office:value="3.56603773584906" calcext:value-type="float">
            <text:p>3.566037735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.53584905660377" calcext:value-type="float">
            <text:p>3.53584905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.56603773584906" calcext:value-type="float">
            <text:p>3.566037735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3.56603773584906" calcext:value-type="float">
            <text:p>3.5660377358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.53584905660377" calcext:value-type="float">
            <text:p>3.5358490566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3.62641509433962" calcext:value-type="float">
            <text:p>3.6264150943</text:p>
          </table:table-cell>
          <table:table-cell/>
        </table:table-row>
        <table:table-row table:style-name="ro1">
          <table:table-cell office:value-type="float" office:value="3.6188679245283" calcext:value-type="float">
            <text:p>3.6188679245</text:p>
          </table:table-cell>
          <table:table-cell office:value-type="float" office:value="1.28679245283019" calcext:value-type="float">
            <text:p>1.2867924528</text:p>
          </table:table-cell>
          <table:table-cell/>
          <table:table-cell office:value-type="float" office:value="3.86792452830189" calcext:value-type="float">
            <text:p>3.867924528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26415094339623" calcext:value-type="float">
            <text:p>3.264150943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.62641509433962" calcext:value-type="float">
            <text:p>3.6264150943</text:p>
          </table:table-cell>
          <table:table-cell office:value-type="float" office:value="3.17358490566038" calcext:value-type="float">
            <text:p>3.1735849057</text:p>
          </table:table-cell>
          <table:table-cell/>
          <table:table-cell office:value-type="float" office:value="1.60377358490566" calcext:value-type="float">
            <text:p>1.60377358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71698113207547" calcext:value-type="float">
            <text:p>3.7169811321</text:p>
          </table:table-cell>
          <table:table-cell/>
        </table:table-row>
        <table:table-row table:style-name="ro1">
          <table:table-cell office:value-type="float" office:value="3.50566037735849" calcext:value-type="float">
            <text:p>3.5056603774</text:p>
          </table:table-cell>
          <table:table-cell office:value-type="float" office:value="1.45283018867925" calcext:value-type="float">
            <text:p>1.4528301887</text:p>
          </table:table-cell>
          <table:table-cell/>
          <table:table-cell office:value-type="float" office:value="3.26415094339623" calcext:value-type="float">
            <text:p>3.264150943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.71698113207547" calcext:value-type="float">
            <text:p>3.7169811321</text:p>
          </table:table-cell>
          <table:table-cell office:value-type="float" office:value="2.58490566037736" calcext:value-type="float">
            <text:p>2.5849056604</text:p>
          </table:table-cell>
          <table:table-cell/>
          <table:table-cell office:value-type="float" office:value="1.83018867924528" calcext:value-type="float">
            <text:p>1.830188679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.80754716981132" calcext:value-type="float">
            <text:p>3.8075471698</text:p>
          </table:table-cell>
          <table:table-cell/>
        </table:table-row>
        <table:table-row table:style-name="ro1">
          <table:table-cell office:value-type="float" office:value="3.41509433962264" calcext:value-type="float">
            <text:p>3.4150943396</text:p>
          </table:table-cell>
          <table:table-cell office:value-type="float" office:value="2.13207547169811" calcext:value-type="float">
            <text:p>2.1320754717</text:p>
          </table:table-cell>
          <table:table-cell/>
          <table:table-cell office:value-type="float" office:value="2.43396226415094" calcext:value-type="float">
            <text:p>2.433962264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43396226415094" calcext:value-type="float">
            <text:p>2.4339622642</text:p>
          </table:table-cell>
          <table:table-cell table:number-columns-repeated="4"/>
          <table:table-cell office:value-type="float" office:value="3.86792452830189" calcext:value-type="float">
            <text:p>3.8679245283</text:p>
          </table:table-cell>
        </table:table-row>
        <table:table-row table:style-name="ro1">
          <table:table-cell office:value-type="float" office:value="3.80754716981132" calcext:value-type="float">
            <text:p>3.8075471698</text:p>
          </table:table-cell>
          <table:table-cell office:value-type="float" office:value="1.99622641509434" calcext:value-type="float">
            <text:p>1.9962264151</text:p>
          </table:table-cell>
          <table:table-cell/>
          <table:table-cell office:value-type="float" office:value="2.13207547169811" calcext:value-type="float">
            <text:p>2.1320754717</text:p>
          </table:table-cell>
          <table:table-cell table:number-columns-repeated="3"/>
          <table:table-cell office:value-type="float" office:value="3.66415094339623" calcext:value-type="float">
            <text:p>3.6641509434</text:p>
          </table:table-cell>
          <table:table-cell/>
        </table:table-row>
        <table:table-row table:style-name="ro1">
          <table:table-cell office:value-type="float" office:value="3.32452830188679" calcext:value-type="float">
            <text:p>3.3245283019</text:p>
          </table:table-cell>
          <table:table-cell office:value-type="float" office:value="2.81132075471698" calcext:value-type="float">
            <text:p>2.811320754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.86792452830189" calcext:value-type="float">
            <text:p>3.8679245283</text:p>
          </table:table-cell>
          <table:table-cell table:number-columns-repeated="5"/>
        </table:table-row>
        <table:table-row table:style-name="ro1">
          <table:table-cell office:value-type="float" office:value="3.66415094339623" calcext:value-type="float">
            <text:p>3.6641509434</text:p>
          </table:table-cell>
          <table:table-cell office:value-type="float" office:value="1.68679245283019" calcext:value-type="float">
            <text:p>1.686792452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.05283018867924" calcext:value-type="float">
            <text:p>3.0528301887</text:p>
          </table:table-cell>
          <table:table-cell/>
        </table:table-row>
        <table:table-row table:style-name="ro1">
          <table:table-cell office:value-type="float" office:value="3.1811320754717" calcext:value-type="float">
            <text:p>3.1811320755</text:p>
          </table:table-cell>
          <table:table-cell office:value-type="float" office:value="3.15094339622641" calcext:value-type="float">
            <text:p>3.1509433962</text:p>
          </table:table-cell>
          <table:table-cell/>
          <table:table-cell office:value-type="float" office:value="4.39622641509434" calcext:value-type="float">
            <text:p>4.39622641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.56603773584906" calcext:value-type="float">
            <text:p>3.5660377358</text:p>
          </table:table-cell>
          <table:table-cell table:number-columns-repeated="5"/>
        </table:table-row>
        <table:table-row table:style-name="ro1">
          <table:table-cell office:value-type="float" office:value="3.05283018867924" calcext:value-type="float">
            <text:p>3.0528301887</text:p>
          </table:table-cell>
          <table:table-cell office:value-type="float" office:value="1.93584905660377" calcext:value-type="float">
            <text:p>1.9358490566</text:p>
          </table:table-cell>
          <table:table-cell table:number-columns-repeated="5"/>
          <table:table-cell office:value-type="float" office:value="2.44150943396226" calcext:value-type="float">
            <text:p>2.441509434</text:p>
          </table:table-cell>
          <table:table-cell/>
        </table:table-row>
        <table:table-row table:style-name="ro1">
          <table:table-cell office:value-type="float" office:value="2.93207547169811" calcext:value-type="float">
            <text:p>2.9320754717</text:p>
          </table:table-cell>
          <table:table-cell office:value-type="float" office:value="2.81132075471698" calcext:value-type="float">
            <text:p>2.811320754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.44150943396226" calcext:value-type="float">
            <text:p>2.441509434</text:p>
          </table:table-cell>
          <table:table-cell office:value-type="float" office:value="2.18490566037736" calcext:value-type="float">
            <text:p>2.1849056604</text:p>
          </table:table-cell>
          <table:table-cell table:number-columns-repeated="5"/>
          <table:table-cell table:number-columns-repeated="2" office:value-type="float" office:value="1.83018867924528" calcext:value-type="float">
            <text:p>1.8301886792</text:p>
          </table:table-cell>
        </table:table-row>
        <table:table-row table:style-name="ro1">
          <table:table-cell office:value-type="float" office:value="2.68301886792453" calcext:value-type="float">
            <text:p>2.6830188679</text:p>
          </table:table-cell>
          <table:table-cell office:value-type="float" office:value="2.47169811320755" calcext:value-type="float">
            <text:p>2.471698113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.83018867924528" calcext:value-type="float">
            <text:p>1.8301886792</text:p>
          </table:table-cell>
          <table:table-cell office:value-type="float" office:value="2.43396226415094" calcext:value-type="float">
            <text:p>2.4339622642</text:p>
          </table:table-cell>
          <table:table-cell table:number-columns-repeated="5"/>
          <table:table-cell office:value-type="float" office:value="2.44150943396226" calcext:value-type="float">
            <text:p>2.441509434</text:p>
          </table:table-cell>
          <table:table-cell/>
        </table:table-row>
        <table:table-row table:style-name="ro1">
          <table:table-cell office:value-type="float" office:value="2.43396226415094" calcext:value-type="float">
            <text:p>2.4339622642</text:p>
          </table:table-cell>
          <table:table-cell office:value-type="float" office:value="2.13207547169811" calcext:value-type="float">
            <text:p>2.132075471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.44150943396226" calcext:value-type="float">
            <text:p>2.441509434</text:p>
          </table:table-cell>
          <table:table-cell office:value-type="float" office:value="3.02264150943396" calcext:value-type="float">
            <text:p>3.0226415094</text:p>
          </table:table-cell>
          <table:table-cell table:number-columns-repeated="5"/>
          <table:table-cell office:value-type="float" office:value="3.05283018867924" calcext:value-type="float">
            <text:p>3.0528301887</text:p>
          </table:table-cell>
          <table:table-cell/>
        </table:table-row>
        <table:table-row table:style-name="ro1">
          <table:table-cell office:value-type="float" office:value="3.20377358490566" calcext:value-type="float">
            <text:p>3.2037735849</text:p>
          </table:table-cell>
          <table:table-cell office:value-type="float" office:value="2.5622641509434" calcext:value-type="float">
            <text:p>2.562264150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.05283018867924" calcext:value-type="float">
            <text:p>3.0528301887</text:p>
          </table:table-cell>
          <table:table-cell office:value-type="float" office:value="3.61132075471698" calcext:value-type="float">
            <text:p>3.6113207547</text:p>
          </table:table-cell>
          <table:table-cell table:number-columns-repeated="5"/>
          <table:table-cell office:value-type="float" office:value="3.66415094339623" calcext:value-type="float">
            <text:p>3.6641509434</text:p>
          </table:table-cell>
          <table:table-cell/>
        </table:table-row>
        <table:table-row table:style-name="ro1">
          <table:table-cell office:value-type="float" office:value="3.97358490566038" calcext:value-type="float">
            <text:p>3.9735849057</text:p>
          </table:table-cell>
          <table:table-cell office:value-type="float" office:value="2.99245283018868" calcext:value-type="float">
            <text:p>2.9924528302</text:p>
          </table:table-cell>
          <table:table-cell table:number-columns-repeated="6"/>
          <table:table-cell office:value-type="float" office:value="3.86792452830189" calcext:value-type="float">
            <text:p>3.867924528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.66415094339623" calcext:value-type="float">
            <text:p>3.6641509434</text:p>
          </table:table-cell>
          <table:table-cell office:value-type="float" office:value="4.2" calcext:value-type="float">
            <text:p>4.2</text:p>
          </table:table-cell>
          <table:table-cell table:number-columns-repeated="7"/>
        </table:table-row>
        <table:table-row table:style-name="ro1">
          <table:table-cell office:value-type="float" office:value="4.74339622641509" calcext:value-type="float">
            <text:p>4.7433962264</text:p>
          </table:table-cell>
          <table:table-cell office:value-type="float" office:value="3.42264150943396" calcext:value-type="float">
            <text:p>3.422641509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22:58:57.988566951</meta:creation-date>
    <dc:date>2018-08-26T23:17:16.586488162</dc:date>
    <meta:editing-duration>PT7M28S</meta:editing-duration>
    <meta:editing-cycles>1</meta:editing-cycles>
    <meta:document-statistic meta:table-count="1" meta:cell-count="11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euille1.H1:Feuille1.I40" svg:x="0.32cm" svg:y="0.18cm" svg:width="12.428cm" svg:height="8.64cm">
          <chartooo:coordinate-region svg:x="1.047cm" svg:y="0.379cm" svg:width="11.70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H1:Feuille1.H40" chart:class="chart:line">
            <chart:data-point chart:repeated="40"/>
          </chart:series>
          <chart:series chart:style-name="ch7" chart:values-cell-range-address="Feuille1.I1:Feuille1.I40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6415094339623">
                <text:p>3.26415094339623</text:p>
                <draw:g>
                  <svg:desc>Feuille1.H1:Feuille1.H40</svg:desc>
                </draw:g>
              </table:table-cell>
              <table:table-cell office:value-type="float" office:value="3.26415094339623">
                <text:p>3.26415094339623</text:p>
                <draw:g>
                  <svg:desc>Feuille1.I1:Feuille1.I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5471698113207">
                <text:p>3.35471698113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4528301886792">
                <text:p>3.44528301886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3584905660377">
                <text:p>3.53584905660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.56603773584906">
                <text:p>3.56603773584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2641509433962">
                <text:p>3.62641509433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1698113207547">
                <text:p>3.71698113207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0754716981132">
                <text:p>3.8075471698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.86792452830189">
                <text:p>3.86792452830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6415094339623">
                <text:p>3.66415094339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5283018867924">
                <text:p>3.0528301886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4150943396226">
                <text:p>2.44150943396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83018867924528">
                <text:p>1.830188679245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4150943396226">
                <text:p>2.44150943396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5283018867924">
                <text:p>3.0528301886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6415094339623">
                <text:p>3.66415094339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.86792452830189">
                <text:p>3.86792452830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